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3fd12" officeooo:paragraph-rsid="0003fd12"/>
    </style:style>
    <style:style style:name="P3" style:family="paragraph" style:parent-style-name="Standard">
      <style:text-properties officeooo:rsid="0003fd12" officeooo:paragraph-rsid="0003fd12"/>
    </style:style>
    <style:style style:name="P4" style:family="paragraph" style:parent-style-name="Preformatted_20_Text">
      <style:text-properties fo:color="#33c7de" loext:opacity="100%" officeooo:rsid="00054cad" officeooo:paragraph-rsid="00054cad"/>
    </style:style>
    <style:style style:name="P5" style:family="paragraph" style:parent-style-name="Preformatted_20_Text">
      <style:paragraph-properties fo:margin-top="0cm" fo:margin-bottom="0.499cm" style:contextual-spacing="false"/>
      <style:text-properties fo:color="#33c7de" loext:opacity="100%" officeooo:rsid="00095ddf" officeooo:paragraph-rsid="00095ddf"/>
    </style:style>
    <style:style style:name="P6" style:family="paragraph" style:parent-style-name="Preformatted_20_Text">
      <style:text-properties fo:color="#e9ad0c" loext:opacity="100%"/>
    </style:style>
    <style:style style:name="P7" style:family="paragraph" style:parent-style-name="Preformatted_20_Text">
      <style:paragraph-properties fo:margin-top="0cm" fo:margin-bottom="0.499cm" style:contextual-spacing="false"/>
      <style:text-properties fo:color="#e9ad0c" loext:opacity="100%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054cad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068be9"/>
    </style:style>
    <style:style style:name="P10" style:family="paragraph" style:parent-style-name="Standard">
      <style:text-properties officeooo:rsid="00054cad" officeooo:paragraph-rsid="00054cad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rsid="00054cad" officeooo:paragraph-rsid="00054cad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rsid="00095ddf" officeooo:paragraph-rsid="00095ddf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rsid="000c8a5e" officeooo:paragraph-rsid="000c8a5e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rsid="000db290" officeooo:paragraph-rsid="000db290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rsid="000f1e17" officeooo:paragraph-rsid="000f1e17"/>
    </style:style>
    <style:style style:name="P16" style:family="paragraph" style:parent-style-name="Preformatted_20_Text">
      <style:paragraph-properties fo:margin-top="0cm" fo:margin-bottom="0.499cm" style:contextual-spacing="false"/>
      <style:text-properties fo:color="#e9ad0c" loext:opacity="100%" officeooo:paragraph-rsid="00095ddf"/>
    </style:style>
    <style:style style:name="P17" style:family="paragraph" style:parent-style-name="Preformatted_20_Text">
      <style:paragraph-properties fo:margin-top="0cm" fo:margin-bottom="0.499cm" style:contextual-spacing="false"/>
      <style:text-properties fo:color="#e9ad0c" loext:opacity="100%" officeooo:rsid="00095ddf" officeooo:paragraph-rsid="00095ddf"/>
    </style:style>
    <style:style style:name="P18" style:family="paragraph" style:parent-style-name="Preformatted_20_Text">
      <style:text-properties fo:color="#e9ad0c" loext:opacity="100%"/>
    </style:style>
    <style:style style:name="P19" style:family="paragraph" style:parent-style-name="Preformatted_20_Text">
      <style:paragraph-properties fo:margin-top="0cm" fo:margin-bottom="0.499cm" style:contextual-spacing="false"/>
      <style:text-properties fo:color="#e9ad0c" loext:opacity="100%"/>
    </style:style>
    <style:style style:name="P20" style:family="paragraph" style:parent-style-name="Preformatted_20_Text">
      <style:text-properties officeooo:rsid="00054cad" officeooo:paragraph-rsid="00054cad"/>
    </style:style>
    <style:style style:name="P21" style:family="paragraph" style:parent-style-name="Preformatted_20_Text">
      <style:text-properties officeooo:rsid="00119dfb" officeooo:paragraph-rsid="00119dfb"/>
    </style:style>
    <style:style style:name="P22" style:family="paragraph" style:parent-style-name="Preformatted_20_Text">
      <style:paragraph-properties fo:margin-top="0cm" fo:margin-bottom="0.499cm" style:contextual-spacing="false"/>
    </style:style>
    <style:style style:name="P23" style:family="paragraph" style:parent-style-name="Preformatted_20_Text">
      <style:text-properties officeooo:rsid="0013304a" officeooo:paragraph-rsid="0013304a"/>
    </style:style>
    <style:style style:name="P24" style:family="paragraph" style:parent-style-name="Preformatted_20_Text">
      <style:text-properties officeooo:rsid="0013a464" officeooo:paragraph-rsid="0013a464"/>
    </style:style>
    <style:style style:name="P25" style:family="paragraph" style:parent-style-name="Standard">
      <style:text-properties officeooo:rsid="00119dfb" officeooo:paragraph-rsid="00119dfb"/>
    </style:style>
    <style:style style:name="P26" style:family="paragraph" style:parent-style-name="Standard">
      <style:text-properties officeooo:rsid="0013304a" officeooo:paragraph-rsid="0013304a"/>
    </style:style>
    <style:style style:name="P27" style:family="paragraph" style:parent-style-name="Standard">
      <style:text-properties officeooo:rsid="0013a464" officeooo:paragraph-rsid="0013a464"/>
    </style:style>
    <style:style style:name="P28" style:family="paragraph" style:parent-style-name="Standard">
      <style:text-properties officeooo:rsid="0015428a" officeooo:paragraph-rsid="0015428a"/>
    </style:style>
    <style:style style:name="T1" style:family="text">
      <style:text-properties fo:color="#12488b" loext:opacity="100%" fo:font-weight="bold"/>
    </style:style>
    <style:style style:name="T2" style:family="text">
      <style:text-properties fo:color="#e9ad0c" loext:opacity="100%"/>
    </style:style>
    <style:style style:name="T3" style:family="text">
      <style:text-properties fo:color="#c061cb" loext:opacity="100%"/>
    </style:style>
    <style:style style:name="T4" style:family="text">
      <style:text-properties fo:color="#5fd7ff" loext:opacity="100%"/>
    </style:style>
    <style:style style:name="T5" style:family="text">
      <style:text-properties fo:color="#ffd7d7" loext:opacity="100%"/>
    </style:style>
    <style:style style:name="T6" style:family="text">
      <style:text-properties officeooo:rsid="00054cad"/>
    </style:style>
    <style:style style:name="T7" style:family="text">
      <style:text-properties fo:color="#33c7de" loext:opacity="100%"/>
    </style:style>
    <style:style style:name="T8" style:family="text">
      <style:text-properties fo:color="#33c7de" loext:opacity="100%" fo:font-weight="bold"/>
    </style:style>
    <style:style style:name="T9" style:family="text">
      <style:text-properties fo:color="#26a269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-</text:p>
      <text:p text:style-name="P2"><text:span text:style-name="T1">~</text:span>$ echo $HOME</text:p>
      <text:p text:style-name="P1">/home/sunbeam</text:p>
      <text:p text:style-name="P10">2-</text:p>
      <text:p text:style-name="P4">#!/bin/bash</text:p>
      <text:p text:style-name="P6"><text:s text:c="2"/>2 while true</text:p>
      <text:p text:style-name="P6"><text:s text:c="2"/>3 </text:p>
      <text:p text:style-name="P6"><text:s text:c="2"/>4 do</text:p>
      <text:p text:style-name="Preformatted_20_Text"><text:span text:style-name="T2"><text:s text:c="2"/>5 echo</text:span><text:span text:style-name="T3"> </text:span><text:span text:style-name="T2">"</text:span><text:span text:style-name="T3">1.date 2.cal 3.ls 4.pwd 5.exit</text:span><text:span text:style-name="T2">"</text:span></text:p>
      <text:p text:style-name="Preformatted_20_Text"><text:span text:style-name="T2"><text:s text:c="2"/>6 read</text:span> choice</text:p>
      <text:p text:style-name="Preformatted_20_Text"><text:span text:style-name="T2"><text:s text:c="2"/>7 case</text:span> <text:span text:style-name="T4">$choice</text:span> <text:span text:style-name="T2">in</text:span></text:p>
      <text:p text:style-name="Preformatted_20_Text"><text:span text:style-name="T2"><text:s text:c="2"/>8 </text:span>1<text:span text:style-name="T2">)</text:span></text:p>
      <text:p text:style-name="Preformatted_20_Text"><text:span text:style-name="T2"><text:s text:c="2"/>9 </text:span>date +%D</text:p>
      <text:p text:style-name="P6"><text:s/>10 ;;</text:p>
      <text:p text:style-name="Preformatted_20_Text"><text:span text:style-name="T2"><text:s/>11 </text:span>2<text:span text:style-name="T2">)</text:span></text:p>
      <text:p text:style-name="Preformatted_20_Text"><text:span text:style-name="T2"><text:s/>12 </text:span>ncal</text:p>
      <text:p text:style-name="P6"><text:s/>13 ;;</text:p>
      <text:p text:style-name="Preformatted_20_Text"><text:span text:style-name="T2"><text:s/>14 </text:span>3<text:span text:style-name="T2">)</text:span></text:p>
      <text:p text:style-name="Preformatted_20_Text"><text:span text:style-name="T2"><text:s/>15 ls</text:span> <text:span text:style-name="T5">-l</text:span></text:p>
      <text:p text:style-name="P6"><text:s/>16 ;;</text:p>
      <text:p text:style-name="Preformatted_20_Text"><text:span text:style-name="T2"><text:s/>17 </text:span>4<text:span text:style-name="T2">)</text:span></text:p>
      <text:p text:style-name="P6"><text:s/>18 pwd</text:p>
      <text:p text:style-name="P6"><text:s/>19 ;;</text:p>
      <text:p text:style-name="Preformatted_20_Text"><text:span text:style-name="T2"><text:s/>20 </text:span>5<text:span text:style-name="T2">)</text:span></text:p>
      <text:p text:style-name="P6"><text:s/>21 exit</text:p>
      <text:p text:style-name="P6"><text:s/>22 ;;</text:p>
      <text:p text:style-name="P6"><text:s/>23 esac</text:p>
      <text:p text:style-name="P8"><text:s text:c="4"/><text:span text:style-name="T6">done</text:span></text:p>
      <text:p text:style-name="P11">3-</text:p>
      <text:p text:style-name="P9"><text:s/><text:span text:style-name="T2"><text:s text:c="2"/>1 </text:span><text:span text:style-name="T7">#!/bin/bash</text:span></text:p>
      <text:p text:style-name="P6"><text:s text:c="2"/>2 </text:p>
      <text:p text:style-name="Preformatted_20_Text"><text:span text:style-name="T2"><text:s text:c="2"/>3 echo</text:span><text:span text:style-name="T3"> -n </text:span><text:span text:style-name="T2">"</text:span><text:span text:style-name="T3">enter a path</text:span><text:span text:style-name="T2">"</text:span></text:p>
      <text:p text:style-name="Preformatted_20_Text"><text:span text:style-name="T2"><text:s text:c="2"/>4 read</text:span> path</text:p>
      <text:p text:style-name="P6"><text:s text:c="2"/>5 </text:p>
      <text:p text:style-name="Preformatted_20_Text"><text:span text:style-name="T2"><text:s text:c="2"/>6 if [</text:span> <text:span text:style-name="T2">-e</text:span> <text:span text:style-name="T4">$path</text:span> <text:span text:style-name="T2">]</text:span></text:p>
      <text:p text:style-name="P6"><text:s text:c="2"/>7 then</text:p>
      <text:p text:style-name="Preformatted_20_Text"><text:span text:style-name="T2"><text:s text:c="2"/>8 </text:span><text:s text:c="4"/><text:span text:style-name="T2">if [</text:span> <text:span text:style-name="T2">-d</text:span> <text:span text:style-name="T4">$path</text:span> <text:span text:style-name="T2">]</text:span></text:p>
      <text:p text:style-name="Preformatted_20_Text"><text:span text:style-name="T2"><text:s text:c="2"/>9 </text:span><text:s text:c="4"/><text:span text:style-name="T2">then</text:span></text:p>
      <text:p text:style-name="Preformatted_20_Text"><text:span text:style-name="T2"><text:s/>10 </text:span><text:s text:c="8"/><text:span text:style-name="T2">ls</text:span> <text:span text:style-name="T2">-l</text:span> <text:span text:style-name="T4">$path</text:span></text:p>
      <text:p text:style-name="Preformatted_20_Text"><text:span text:style-name="T2"><text:s/>11 </text:span><text:s text:c="4"/><text:span text:style-name="T2">elif</text:span> <text:span text:style-name="T2">[</text:span> <text:span text:style-name="T2">-f</text:span> <text:span text:style-name="T4">$path</text:span> <text:span text:style-name="T2">]</text:span></text:p>
      <text:p text:style-name="Preformatted_20_Text"><text:span text:style-name="T2"><text:s/>12 </text:span><text:s text:c="4"/><text:span text:style-name="T2">then</text:span></text:p>
      <text:p text:style-name="Preformatted_20_Text"><text:span text:style-name="T2"><text:s/>13 </text:span><text:s text:c="8"/><text:span text:style-name="T2">cat</text:span> <text:span text:style-name="T4">$path</text:span></text:p>
      <text:p text:style-name="Preformatted_20_Text"><text:span text:style-name="T2"><text:s/>14 </text:span><text:s text:c="4"/><text:span text:style-name="T2">else</text:span></text:p>
      <text:p text:style-name="Preformatted_20_Text"><text:span text:style-name="T2"><text:s/>15 </text:span><text:s text:c="8"/><text:span text:style-name="T2">echo</text:span><text:span text:style-name="T3"> </text:span><text:span text:style-name="T2">"</text:span><text:span text:style-name="T3">neither file nor directory</text:span><text:span text:style-name="T2">"</text:span></text:p>
      <text:p text:style-name="Preformatted_20_Text"><text:span text:style-name="T2"><text:s/>16 </text:span><text:s text:c="4"/><text:span text:style-name="T2">fi</text:span></text:p>
      <text:p text:style-name="P6"><text:s/>17 else</text:p>
      <text:p text:style-name="Preformatted_20_Text"><text:span text:style-name="T2"><text:s/>18 </text:span><text:s text:c="4"/><text:span text:style-name="T2">echo</text:span><text:span text:style-name="T3"> </text:span><text:span text:style-name="T2">"</text:span><text:span text:style-name="T3">invalid path</text:span><text:span text:style-name="T2">"</text:span></text:p>
      <text:p text:style-name="P6"><text:s/>19 fi</text:p>
      <text:p text:style-name="P16"><text:s/>20</text:p>
      <text:p text:style-name="P17"/>
      <text:p text:style-name="P17"/>
      <text:p text:style-name="P17"/>
      <text:p text:style-name="P17"/>
      <text:p text:style-name="P17"><text:soft-page-break/></text:p>
      <text:p text:style-name="P17">4-</text:p>
      <text:p text:style-name="P5">#!/bin/bash</text:p>
      <text:p text:style-name="P6"><text:s text:c="2"/>2 </text:p>
      <text:p text:style-name="Preformatted_20_Text"><text:span text:style-name="T2"><text:s text:c="2"/>3 echo</text:span><text:span text:style-name="T3"> </text:span><text:span text:style-name="T2">"</text:span><text:span text:style-name="T3">enter a number</text:span><text:span text:style-name="T2">"</text:span></text:p>
      <text:p text:style-name="Preformatted_20_Text"><text:span text:style-name="T2"><text:s text:c="2"/>4 read</text:span> num</text:p>
      <text:p text:style-name="Preformatted_20_Text"><text:span text:style-name="T2"><text:s text:c="2"/>5 </text:span><text:span text:style-name="T8">isprime</text:span>=<text:span text:style-name="T3">0</text:span></text:p>
      <text:p text:style-name="Preformatted_20_Text"><text:span text:style-name="T2"><text:s text:c="2"/>6 for((i=</text:span><text:span text:style-name="T3">1</text:span><text:span text:style-name="T2">; i&lt;=</text:span><text:span text:style-name="T4">$num</text:span><text:span text:style-name="T2">; i++))</text:span></text:p>
      <text:p text:style-name="P6"><text:s text:c="2"/>7 do</text:p>
      <text:p text:style-name="Preformatted_20_Text"><text:span text:style-name="T2"><text:s text:c="2"/>8 </text:span><text:s text:c="4"/><text:span text:style-name="T2">if [</text:span> <text:span text:style-name="T5">`</text:span><text:span text:style-name="T2">expr</text:span><text:span text:style-name="T5"> </text:span><text:span text:style-name="T4">$num</text:span><text:span text:style-name="T5"> % </text:span><text:span text:style-name="T4">$i</text:span><text:span text:style-name="T5">`</text:span> <text:span text:style-name="T2">-eq</text:span> <text:span text:style-name="T3">0</text:span> <text:span text:style-name="T2">]</text:span></text:p>
      <text:p text:style-name="Preformatted_20_Text"><text:span text:style-name="T2"><text:s text:c="2"/>9 </text:span><text:s text:c="4"/><text:span text:style-name="T2">then</text:span></text:p>
      <text:p text:style-name="Preformatted_20_Text"><text:span text:style-name="T2"><text:s/>10 </text:span><text:s text:c="8"/><text:span text:style-name="T8">isprime</text:span>=<text:span text:style-name="T5">`</text:span><text:span text:style-name="T2">expr</text:span><text:span text:style-name="T5"> </text:span><text:span text:style-name="T4">$isprime</text:span><text:span text:style-name="T5"> + </text:span><text:span text:style-name="T3">1</text:span><text:span text:style-name="T5">`</text:span></text:p>
      <text:p text:style-name="Preformatted_20_Text"><text:span text:style-name="T2"><text:s/>11 </text:span><text:s text:c="4"/><text:span text:style-name="T2">fi</text:span></text:p>
      <text:p text:style-name="P6"><text:s/>12 done</text:p>
      <text:p text:style-name="Preformatted_20_Text"><text:span text:style-name="T2"><text:s/>13 </text:span><text:span text:style-name="T7">#$(($num % $i))</text:span></text:p>
      <text:p text:style-name="Preformatted_20_Text"><text:span text:style-name="T2"><text:s/>14 if [</text:span> <text:span text:style-name="T4">$isprime</text:span> <text:span text:style-name="T2">-eq</text:span> <text:span text:style-name="T3">2</text:span> <text:span text:style-name="T2">]</text:span></text:p>
      <text:p text:style-name="P6"><text:s/>15 then</text:p>
      <text:p text:style-name="Preformatted_20_Text"><text:span text:style-name="T2"><text:s/>16 </text:span><text:s text:c="4"/><text:span text:style-name="T2">echo</text:span><text:span text:style-name="T3"> </text:span><text:span text:style-name="T2">"</text:span><text:span text:style-name="T4">$num</text:span><text:span text:style-name="T3"> is prime number</text:span><text:span text:style-name="T2">"</text:span></text:p>
      <text:p text:style-name="P6"><text:s/>17 else</text:p>
      <text:p text:style-name="Preformatted_20_Text"><text:span text:style-name="T2"><text:s/>18 </text:span><text:s text:c="4"/><text:span text:style-name="T2">echo</text:span><text:span text:style-name="T3"> </text:span><text:span text:style-name="T2">"</text:span><text:span text:style-name="T4">$num</text:span><text:span text:style-name="T3"> is not prime number</text:span><text:span text:style-name="T2">"</text:span></text:p>
      <text:p text:style-name="P6"><text:s/>19 fi</text:p>
      <text:p text:style-name="P7"><text:s/>20 </text:p>
      <text:p text:style-name="P12"/>
      <text:p text:style-name="P17">5-</text:p>
      <text:p text:style-name="P5">#!/bin/bash</text:p>
      <text:p text:style-name="P6"><text:s text:c="2"/>2 </text:p>
      <text:p text:style-name="Preformatted_20_Text"><text:span text:style-name="T2"><text:s text:c="2"/>3 echo</text:span><text:span text:style-name="T3"> </text:span><text:span text:style-name="T2">"</text:span><text:span text:style-name="T3">enter a number</text:span><text:span text:style-name="T2">"</text:span></text:p>
      <text:p text:style-name="Preformatted_20_Text"><text:span text:style-name="T2"><text:s text:c="2"/>4 read</text:span> num</text:p>
      <text:p text:style-name="Preformatted_20_Text"><text:span text:style-name="T2"><text:s text:c="2"/>5 if [</text:span> <text:span text:style-name="T4">$num</text:span> <text:span text:style-name="T2">-gt</text:span> <text:span text:style-name="T3">0</text:span> <text:span text:style-name="T2">]</text:span></text:p>
      <text:p text:style-name="P6"><text:s text:c="2"/>6 then</text:p>
      <text:p text:style-name="Preformatted_20_Text"><text:span text:style-name="T2"><text:s text:c="2"/>7 </text:span><text:s text:c="4"/><text:span text:style-name="T2">echo</text:span><text:span text:style-name="T3"> </text:span><text:span text:style-name="T2">"</text:span><text:span text:style-name="T4">$num</text:span><text:span text:style-name="T3"> is positive</text:span><text:span text:style-name="T2">"</text:span></text:p>
      <text:p text:style-name="P6"><text:s text:c="2"/>8 else</text:p>
      <text:p text:style-name="Preformatted_20_Text"><text:span text:style-name="T2"><text:s text:c="2"/>9 </text:span><text:s text:c="4"/><text:span text:style-name="T2">echo</text:span><text:span text:style-name="T3"> </text:span><text:span text:style-name="T2">"</text:span><text:span text:style-name="T4">$num</text:span><text:span text:style-name="T3"> is negative</text:span><text:span text:style-name="T2">"</text:span></text:p>
      <text:p text:style-name="P6"><text:s/>10 fi</text:p>
      <text:p text:style-name="P7"><text:s/>11 </text:p>
      <text:p text:style-name="P12"/>
      <text:p text:style-name="P13">6-</text:p>
      <text:p text:style-name="P13"><text:span text:style-name="T2">1 </text:span><text:span text:style-name="T7">#!/bin/bash</text:span></text:p>
      <text:p text:style-name="P6"><text:s text:c="2"/>2 </text:p>
      <text:p text:style-name="Preformatted_20_Text"><text:span text:style-name="T2"><text:s text:c="2"/>3 echo</text:span><text:span text:style-name="T3"> </text:span><text:span text:style-name="T2">"</text:span><text:span text:style-name="T3">enter a number</text:span><text:span text:style-name="T2">"</text:span></text:p>
      <text:p text:style-name="Preformatted_20_Text"><text:span text:style-name="T2"><text:s text:c="2"/>4 read</text:span> num</text:p>
      <text:p text:style-name="P6"><text:s text:c="2"/>5 </text:p>
      <text:p text:style-name="Preformatted_20_Text"><text:span text:style-name="T2"><text:s text:c="2"/>6 for((i=</text:span><text:span text:style-name="T3">1</text:span><text:span text:style-name="T2">;i&lt;=</text:span><text:span text:style-name="T3">10</text:span><text:span text:style-name="T2">;i++))</text:span></text:p>
      <text:p text:style-name="P6"><text:s text:c="2"/>7 do</text:p>
      <text:p text:style-name="Preformatted_20_Text"><text:span text:style-name="T2"><text:s text:c="2"/>8 </text:span><text:s text:c="4"/><text:span text:style-name="T8">result</text:span>=<text:span text:style-name="T5">`</text:span><text:span text:style-name="T2">expr</text:span><text:span text:style-name="T5"> </text:span><text:span text:style-name="T4">$num</text:span><text:span text:style-name="T5"> \* </text:span><text:span text:style-name="T4">$i</text:span><text:span text:style-name="T5">`</text:span></text:p>
      <text:p text:style-name="Preformatted_20_Text"><text:span text:style-name="T2"><text:s text:c="2"/>9 </text:span><text:s text:c="4"/><text:span text:style-name="T2">echo</text:span><text:span text:style-name="T3"> </text:span><text:span text:style-name="T2">"</text:span><text:span text:style-name="T4">$num</text:span><text:span text:style-name="T3"> * </text:span><text:span text:style-name="T4">$i</text:span><text:span text:style-name="T3"> = </text:span><text:span text:style-name="T4">$result</text:span><text:span text:style-name="T2">"</text:span></text:p>
      <text:p text:style-name="P7"><text:s/>10 done</text:p>
      <text:p text:style-name="P13"/>
      <text:p text:style-name="P14"><text:soft-page-break/>7-</text:p>
      <text:p text:style-name="P14"><text:span text:style-name="T2">1 </text:span>!#/bin/bash</text:p>
      <text:p text:style-name="P6"><text:s text:c="2"/>2 </text:p>
      <text:p text:style-name="Preformatted_20_Text"><text:span text:style-name="T2"><text:s text:c="2"/>3 echo</text:span><text:span text:style-name="T3"> </text:span><text:span text:style-name="T2">"</text:span><text:span text:style-name="T3">enter a number</text:span><text:span text:style-name="T2">"</text:span></text:p>
      <text:p text:style-name="Preformatted_20_Text"><text:span text:style-name="T2"><text:s text:c="2"/>4 read</text:span> num</text:p>
      <text:p text:style-name="P6"><text:s text:c="2"/>5 </text:p>
      <text:p text:style-name="Preformatted_20_Text"><text:span text:style-name="T2"><text:s text:c="2"/>6 </text:span><text:span text:style-name="T8">a</text:span>=<text:span text:style-name="T3">0</text:span>;</text:p>
      <text:p text:style-name="Preformatted_20_Text"><text:span text:style-name="T2"><text:s text:c="2"/>7 </text:span><text:span text:style-name="T8">b</text:span>=<text:span text:style-name="T3">1</text:span></text:p>
      <text:p text:style-name="Preformatted_20_Text"><text:span text:style-name="T2"><text:s text:c="2"/>8 echo</text:span><text:span text:style-name="T3"> -n </text:span><text:span text:style-name="T2">"</text:span><text:span text:style-name="T3"> </text:span><text:span text:style-name="T4">$a</text:span><text:span text:style-name="T3"> </text:span><text:span text:style-name="T4">$b</text:span><text:span text:style-name="T3"> </text:span><text:span text:style-name="T2">"</text:span></text:p>
      <text:p text:style-name="P6"><text:s text:c="2"/>9 </text:p>
      <text:p text:style-name="Preformatted_20_Text"><text:span text:style-name="T2"><text:s/>10 for((i=</text:span><text:span text:style-name="T3">3</text:span><text:span text:style-name="T2">;i&lt;=</text:span><text:span text:style-name="T4">$num</text:span><text:span text:style-name="T2">;i++))</text:span></text:p>
      <text:p text:style-name="P6"><text:s/>11 do</text:p>
      <text:p text:style-name="Preformatted_20_Text"><text:span text:style-name="T2"><text:s/>12 </text:span><text:s text:c="4"/><text:span text:style-name="T8">c</text:span>=<text:span text:style-name="T5">`</text:span><text:span text:style-name="T2">expr</text:span><text:span text:style-name="T5"> </text:span><text:span text:style-name="T4">$a</text:span><text:span text:style-name="T5"> + </text:span><text:span text:style-name="T4">$b</text:span><text:span text:style-name="T5">`</text:span></text:p>
      <text:p text:style-name="Preformatted_20_Text"><text:span text:style-name="T2"><text:s/>13 </text:span><text:s text:c="4"/><text:span text:style-name="T8">a</text:span>=<text:span text:style-name="T4">$b</text:span></text:p>
      <text:p text:style-name="Preformatted_20_Text"><text:span text:style-name="T2"><text:s/>14 </text:span><text:s text:c="4"/><text:span text:style-name="T8">b</text:span>=<text:span text:style-name="T4">$c</text:span></text:p>
      <text:p text:style-name="Preformatted_20_Text"><text:span text:style-name="T2"><text:s/>15 </text:span><text:s text:c="4"/><text:span text:style-name="T2">echo</text:span><text:span text:style-name="T3"> -n </text:span><text:span text:style-name="T2">"</text:span><text:span text:style-name="T3"> </text:span><text:span text:style-name="T4">$c</text:span><text:span text:style-name="T3"> </text:span><text:span text:style-name="T2">"</text:span></text:p>
      <text:p text:style-name="P7"><text:s/>16 done</text:p>
      <text:p text:style-name="P15">8-</text:p>
      <text:p text:style-name="P20"><text:span text:style-name="T2"><text:s/>1 </text:span><text:span text:style-name="T7">#!/bin/bash</text:span></text:p>
      <text:p text:style-name="P6"><text:s text:c="2"/>2 </text:p>
      <text:p text:style-name="Preformatted_20_Text"><text:span text:style-name="T2"><text:s text:c="2"/>3 echo</text:span><text:span text:style-name="T3"> </text:span><text:span text:style-name="T2">"</text:span><text:span text:style-name="T3">enter a number</text:span><text:span text:style-name="T2">"</text:span></text:p>
      <text:p text:style-name="Preformatted_20_Text"><text:span text:style-name="T2"><text:s text:c="2"/>4 read</text:span> num</text:p>
      <text:p text:style-name="Preformatted_20_Text"><text:span text:style-name="T2"><text:s text:c="2"/>5 </text:span><text:span text:style-name="T8">result</text:span>=<text:span text:style-name="T3">1</text:span></text:p>
      <text:p text:style-name="Preformatted_20_Text"><text:span text:style-name="T2"><text:s text:c="2"/>6 for((i=</text:span><text:span text:style-name="T4">$num</text:span><text:span text:style-name="T2">;i&gt;=</text:span><text:span text:style-name="T3">1</text:span><text:span text:style-name="T2">;i--))</text:span></text:p>
      <text:p text:style-name="P6"><text:s text:c="2"/>7 do</text:p>
      <text:p text:style-name="Preformatted_20_Text"><text:span text:style-name="T2"><text:s text:c="2"/>8 </text:span><text:s text:c="4"/><text:span text:style-name="T8">result</text:span>=<text:span text:style-name="T5">`</text:span><text:span text:style-name="T2">expr</text:span><text:span text:style-name="T5"> </text:span><text:span text:style-name="T4">$result</text:span><text:span text:style-name="T5"> \* </text:span><text:span text:style-name="T4">$i</text:span><text:span text:style-name="T5">`</text:span></text:p>
      <text:p text:style-name="P6"><text:s text:c="2"/>9 done</text:p>
      <text:p text:style-name="Preformatted_20_Text"><text:span text:style-name="T2"><text:s/>10 echo</text:span><text:span text:style-name="T3"> </text:span><text:span text:style-name="T2">"</text:span><text:span text:style-name="T4">$result</text:span><text:span text:style-name="T2">"</text:span></text:p>
      <text:p text:style-name="P7"><text:s/>11 </text:p>
      <text:p text:style-name="P25">11-</text:p>
      <text:p text:style-name="P21"><text:span text:style-name="T2"><text:s/>1 </text:span><text:span text:style-name="T7">#!/bin/bash</text:span></text:p>
      <text:p text:style-name="P6"><text:s text:c="2"/>2 </text:p>
      <text:p text:style-name="Preformatted_20_Text"><text:span text:style-name="T2"><text:s text:c="2"/>3 echo</text:span><text:span text:style-name="T3"> </text:span><text:span text:style-name="T2">"</text:span><text:span text:style-name="T3">enter a salary</text:span><text:span text:style-name="T2">"</text:span></text:p>
      <text:p text:style-name="Preformatted_20_Text"><text:span text:style-name="T2"><text:s text:c="2"/>4 read</text:span> num</text:p>
      <text:p text:style-name="P6"><text:s text:c="2"/>5 </text:p>
      <text:p text:style-name="Preformatted_20_Text"><text:span text:style-name="T2"><text:s text:c="2"/>6 </text:span><text:span text:style-name="T8">da</text:span>=<text:span text:style-name="T5">`</text:span><text:span text:style-name="T2">echo</text:span><text:span text:style-name="T3"> </text:span><text:span text:style-name="T4">$num</text:span><text:span text:style-name="T3"> </text:span><text:span text:style-name="T5">\*</text:span><text:span text:style-name="T3"> 0.4 </text:span><text:span text:style-name="T2">|</text:span><text:span text:style-name="T5"> bc`</text:span></text:p>
      <text:p text:style-name="Preformatted_20_Text"><text:span text:style-name="T2"><text:s text:c="2"/>7 </text:span><text:span text:style-name="T8">hra</text:span>=<text:span text:style-name="T5">`</text:span><text:span text:style-name="T2">echo</text:span><text:span text:style-name="T3"> </text:span><text:span text:style-name="T4">$num</text:span><text:span text:style-name="T3"> </text:span><text:span text:style-name="T5">\*</text:span><text:span text:style-name="T3"> 0.2 </text:span><text:span text:style-name="T2">|</text:span><text:span text:style-name="T5"> bc`</text:span></text:p>
      <text:p text:style-name="Preformatted_20_Text"><text:span text:style-name="T2"><text:s text:c="2"/>8 </text:span><text:span text:style-name="T8">gross</text:span>=<text:span text:style-name="T5">`</text:span><text:span text:style-name="T2">echo</text:span><text:span text:style-name="T3"> </text:span><text:span text:style-name="T4">$num</text:span><text:span text:style-name="T3"> </text:span><text:span text:style-name="T5">\+</text:span><text:span text:style-name="T3"> </text:span><text:span text:style-name="T4">$da</text:span><text:span text:style-name="T3"> </text:span><text:span text:style-name="T5">\+</text:span><text:span text:style-name="T3"> </text:span><text:span text:style-name="T4">$hra</text:span><text:span text:style-name="T3"> </text:span><text:span text:style-name="T2">|</text:span><text:span text:style-name="T5"> bc`</text:span></text:p>
      <text:p text:style-name="Preformatted_20_Text"><text:span text:style-name="T2"><text:s text:c="2"/>9 echo</text:span><text:span text:style-name="T3"> </text:span><text:span text:style-name="T2">"</text:span><text:span text:style-name="T4">$gross</text:span><text:span text:style-name="T2">"</text:span></text:p>
      <text:p text:style-name="P7"><text:s/>10 </text:p>
      <text:p text:style-name="P26">12-</text:p>
      <text:p text:style-name="P23">egrep "^\."|ls</text:p>
      <text:p text:style-name="Preformatted_20_Text"><text:s/><text:span text:style-name="T1">app3categorylistandproprtylist</text:span> <text:s text:c="2"/><text:span text:style-name="T9">demo15.sh</text:span> <text:s text:c="10"/><text:span text:style-name="T1">Postman</text:span></text:p>
      <text:p text:style-name="Preformatted_20_Text"><text:s/><text:span text:style-name="T1">app3-server</text:span> <text:s text:c="21"/><text:span text:style-name="T1">Desktop</text:span> <text:s text:c="12"/>procedure</text:p>
      <text:p text:style-name="Preformatted_20_Text"><text:s/>count.txt <text:s text:c="23"/><text:span text:style-name="T1">Documents</text:span> <text:s text:c="10"/><text:span text:style-name="T1">Public</text:span></text:p>
      <text:p text:style-name="Preformatted_20_Text"><text:s/>data.txt <text:s text:c="24"/><text:span text:style-name="T1">Downloads</text:span> <text:s text:c="10"/>repeat.txt</text:p>
      <text:p text:style-name="Preformatted_20_Text"><text:s/><text:span text:style-name="T9">demo01.sh</text:span> <text:s text:c="23"/>file2.txt <text:s text:c="10"/><text:span text:style-name="T9">self.txt</text:span></text:p>
      <text:p text:style-name="Preformatted_20_Text"><text:s/><text:span text:style-name="T9">demo02.sh</text:span> <text:s text:c="23"/>food.txt <text:s text:c="11"/><text:span text:style-name="T1">snap</text:span></text:p>
      <text:p text:style-name="Preformatted_20_Text"><text:s/><text:span text:style-name="T9">demo05.sh</text:span> <text:s text:c="23"/><text:span text:style-name="T1">gitcommand</text:span> <text:s text:c="9"/>sq.sql</text:p>
      <text:p text:style-name="Preformatted_20_Text"><text:s/><text:span text:style-name="T9">demo07.sh</text:span> <text:s text:c="23"/><text:span text:style-name="T1">Music</text:span> <text:s text:c="14"/><text:span text:style-name="T1">Struct</text:span></text:p>
      <text:p text:style-name="Preformatted_20_Text"><text:s/><text:span text:style-name="T9">demo08.sh</text:span> <text:s text:c="23"/><text:span text:style-name="T1">node_modules</text:span> <text:s text:c="7"/><text:span text:style-name="T1">Templates</text:span></text:p>
      <text:p text:style-name="Preformatted_20_Text"><text:s/><text:span text:style-name="T9">demo09.sh</text:span> <text:s text:c="23"/><text:span text:style-name="T1">one</text:span> <text:s text:c="15"/>&amp;apos;Untitled Document 1&amp;apos;</text:p>
      <text:p text:style-name="Preformatted_20_Text"><text:s/><text:span text:style-name="T9">demo10.sh</text:span> <text:s text:c="23"/><text:span text:style-name="T1">OSassignments</text:span> <text:s text:c="6"/><text:span text:style-name="T1">Videos</text:span></text:p>
      <text:p text:style-name="Preformatted_20_Text"><text:s/><text:span text:style-name="T9">demo11.sh</text:span> <text:s text:c="23"/><text:span text:style-name="T1">ospractise</text:span> <text:s text:c="9"/>vimfile.txt</text:p>
      <text:p text:style-name="Preformatted_20_Text"><text:s/><text:span text:style-name="T9">demo12.sh</text:span> <text:s text:c="23"/>package.json <text:s text:c="7"/>yarn.lock</text:p>
      <text:p text:style-name="Preformatted_20_Text"><text:soft-page-break/><text:s/><text:span text:style-name="T9">demo13.sh</text:span> <text:s text:c="23"/>package-lock.json</text:p>
      <text:p text:style-name="P1"><text:s/><text:span text:style-name="T9">demo14.sh</text:span> <text:s text:c="23"/><text:span text:style-name="T1">Pictures</text:span></text:p>
      <text:p text:style-name="P26"/>
      <text:p text:style-name="P27">13-</text:p>
      <text:p text:style-name="P24">grep "$.exe" |ls</text:p>
      <text:p text:style-name="P27"/>
      <text:p text:style-name="P27"/>
      <text:p text:style-name="P28">14-</text:p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7:42:44.216426267</meta:creation-date>
    <meta:generator>LibreOffice/7.3.7.2$Linux_X86_64 LibreOffice_project/30$Build-2</meta:generator>
    <dc:date>2024-06-04T23:35:24.470924778</dc:date>
    <meta:editing-duration>PT51M43S</meta:editing-duration>
    <meta:editing-cycles>3</meta:editing-cycles>
    <meta:document-statistic meta:table-count="0" meta:image-count="0" meta:object-count="0" meta:page-count="4" meta:paragraph-count="153" meta:word-count="432" meta:character-count="2773" meta:non-whitespace-character-count="1708"/>
  </office:meta>
</office:document-meta>
</file>